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language="bg" fo:country="BG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language="bg" fo:country="BG"/>
    </style:style>
    <style:style style:name="P3" style:family="paragraph" style:parent-style-name="Standard">
      <style:paragraph-properties fo:line-height="115%" fo:text-align="center" style:justify-single-word="false" fo:break-before="auto" fo:break-after="auto" fo:padding="0in" fo:border-left="none" fo:border-right="none" fo:border-top="none" fo:border-bottom="1.5pt solid #808080" style:writing-mode="lr-tb"/>
      <style:text-properties fo:language="bg" fo:country="BG"/>
    </style:style>
    <style:style style:name="P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language="bg" fo:country="BG"/>
    </style:style>
    <style:style style:name="P5" style:family="paragraph" style:parent-style-name="Standard" style:list-style-name="LS4">
      <style:paragraph-properties fo:margin-top="0in" fo:margin-bottom="0in" fo:line-height="115%" fo:break-before="auto" fo:break-after="auto" style:writing-mode="lr-tb"/>
      <style:text-properties fo:language="bg" fo:country="BG"/>
    </style:style>
    <style:style style:name="P6" style:family="paragraph" style:parent-style-name="Standard" style:list-style-name="LS1">
      <style:paragraph-properties fo:margin-top="0in" fo:margin-bottom="0in" fo:line-height="115%" fo:break-before="auto" fo:break-after="auto" style:writing-mode="lr-tb"/>
      <style:text-properties fo:language="bg" fo:country="BG"/>
    </style:style>
    <style:style style:name="P7" style:family="paragraph" style:parent-style-name="Standard" style:list-style-name="LS7">
      <style:paragraph-properties fo:margin-top="0in" fo:margin-bottom="0in" fo:line-height="115%" fo:break-before="auto" fo:break-after="auto" style:writing-mode="lr-tb"/>
      <style:text-properties fo:language="bg" fo:country="BG"/>
    </style:style>
    <style:style style:name="P8" style:family="paragraph" style:parent-style-name="Standard" style:list-style-name="LS2">
      <style:paragraph-properties fo:margin-top="0in" fo:margin-bottom="0in" fo:line-height="115%" fo:break-before="auto" fo:break-after="auto" style:writing-mode="lr-tb"/>
      <style:text-properties fo:language="bg" fo:country="BG"/>
    </style:style>
    <style:style style:name="P9" style:family="paragraph" style:parent-style-name="Standard" style:list-style-name="LS3">
      <style:paragraph-properties fo:margin-top="0in" fo:margin-bottom="0in" fo:line-height="115%" fo:break-before="auto" fo:break-after="auto" style:writing-mode="lr-tb"/>
      <style:text-properties fo:language="bg" fo:country="BG"/>
    </style:style>
    <style:style style:name="P10" style:family="paragraph" style:parent-style-name="Standard" style:list-style-name="LS7">
      <style:paragraph-properties fo:margin-top="0in" fo:margin-bottom="0in" fo:line-height="115%" style:writing-mode="lr-tb"/>
      <style:text-properties fo:language="bg" fo:country="BG"/>
    </style:style>
    <style:style style:name="P11" style:family="paragraph" style:parent-style-name="Standard" style:list-style-name="LS3">
      <style:paragraph-properties fo:margin-top="0in" fo:margin-bottom="0in" fo:line-height="115%" style:writing-mode="lr-tb"/>
      <style:text-properties fo:language="bg" fo:country="BG"/>
    </style:style>
    <style:style style:name="P12" style:family="paragraph" style:parent-style-name="Text_20_body">
      <style:paragraph-properties fo:margin-left="-0.0102in" fo:margin-right="0in" fo:text-indent="-0.0209in" style:auto-text-indent="false">
        <style:tab-stops/>
      </style:paragraph-properties>
    </style:style>
    <style:style style:name="P13" style:family="paragraph" style:parent-style-name="Heading_20_1" style:master-page-name="Standard">
      <style:paragraph-properties fo:line-height="115%" style:page-number="auto" fo:break-before="auto" fo:break-after="auto" style:writing-mode="lr-tb"/>
      <style:text-properties fo:language="bg" fo:country="BG"/>
    </style:style>
    <style:style style:name="P14" style:family="paragraph" style:parent-style-name="Heading_20_1" style:list-style-name="LS3">
      <style:paragraph-properties fo:margin-left="0.0102in" fo:margin-right="0in" fo:text-indent="-0.1354in" style:auto-text-indent="false">
        <style:tab-stops/>
      </style:paragraph-properties>
    </style:style>
    <style:style style:name="P15" style:family="paragraph" style:parent-style-name="Heading_20_2">
      <style:paragraph-properties fo:line-height="115%" fo:break-before="auto" fo:break-after="auto" style:writing-mode="lr-tb"/>
      <style:text-properties fo:language="bg" fo:country="BG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0"><text:bookmark text:name="h.do9zjea59zpo"/>Технология на програмирането. Изпит за жълт колан. </text:h>
      <text:h text:style-name="P12" text:outline-level="10">Предаването става чрез къмитване в хранилището на предмета и специално в папката <text:span text:style-name="T1">software_engineering_2013/class27_belt_exam/yellow</text:span></text:h>
      <text:h text:style-name="P15" text:outline-level="10"><text:bookmark text:name="h.d4uedim10xxo"/>Задача 1 (TaskNumber - 1)</text:h>
      <text:list xml:id="list767204286" text:style-name="LS1">
        <text:list-item>
          <text:p text:style-name="P6">Даден е csv документ (champs.csv) с колони: -Име -Клас -Дата -Цена. </text:p>
        </text:list-item>
        <text:list-item>
          <text:p text:style-name="P6">Да се реализира програма, която приема като първи аргумент името на csv файла от командния ред.</text:p>
        </text:list-item>
        <text:list-item>
          <text:p text:style-name="P6">Програмата да е с име FirstName_LastName_2.rb. </text:p>
        </text:list-item>
        <text:list-item>
          <text:p text:style-name="P6">Резултатът да се запише в изходен файл #{input_file)_result.csv.</text:p>
        </text:list-item>
        <text:list-item>
          <text:p text:style-name="P6">Като втори аргумент е даден примерен -Клас. </text:p>
        </text:list-item>
        <text:list-item>
          <text:p text:style-name="P6">Да се обработи документът като се открият всички редове, които не съвпадат с подадения клас. </text:p>
        </text:list-item>
        <text:list-item>
          <text:p text:style-name="P6">Да се запише следната информация в три колони: Цена, Име, Клас като резултата е сортиран по колоната -Име във низходящ ред. </text:p>
        </text:list-item>
        <text:list-item>
          <text:p text:style-name="P6">Колоната -Име трябва да бъде преработена така, че да изглежда като нормално име.</text:p>
        </text:list-item>
      </text:list>
      <text:h text:style-name="P15" text:outline-level="10"><text:bookmark text:name="h.g4ofrdkajbbt"/>Задача 2 (TaskNumber 2)</text:h>
      <text:list xml:id="list1904391838" text:style-name="LS7">
        <text:list-item>
          <text:p text:style-name="P7">Дадeн е CSV файл.</text:p>
        </text:list-item>
        <text:list-item>
          <text:p text:style-name="P7">Форматът е име/години/квартал/сама или заета/телефон. </text:p>
        </text:list-item>
        <text:list-item>
          <text:p text:style-name="P7">Като първи аргумент от командния ред се въвежда girl.csv, </text:p>
        </text:list-item>
        <text:list-item>
          <text:p text:style-name="P7">Като втори цифри от телефона й. </text:p>
        </text:list-item>
        <text:list-item>
          <text:p text:style-name="P7">Целта е да се изведат всички момичета, съдържащи тези цифри в телефона си</text:p>
        </text:list-item>
        <text:list-item>
          <text:p text:style-name="P10">Изходния файл да е сортиран по години на момичето.</text:p>
        </text:list-item>
        <text:list-item>
          <text:p text:style-name="P7">Изходният файл да се казва momicheta_result.csv,momicheta_test.rb</text:p>
        </text:list-item>
        <text:list-item>
          <text:p text:style-name="P10">Предаденият файл да се казва FirstName_LastName_3.rb</text:p>
        </text:list-item>
      </text:list>
      <text:h text:style-name="P15" text:outline-level="10"><text:bookmark text:name="h.j29hgm4epi4o"/>Задача 3 (TaskNumber - 3)</text:h>
      <text:list xml:id="list1597160571" text:style-name="LS2">
        <text:list-item>
          <text:p text:style-name="P8">На командния ред се подава csv файл, съдържащ следните полета:</text:p>
        </text:list-item>
      </text:list>
      <text:p text:style-name="P1">Играч ID, резултат, най-висок резултат, игри, напуснати игри, победи, загуби, равно завършили игри, убити герои, брой умирания, асистенции, убити противникови чудовища, помилвани чудовища, убити неутрални чудовища (stats.csv)</text:p>
      <text:p text:style-name="P1"/>
      <text:list xml:id="list1180457754" text:style-name="LS3">
        <text:list-item>
          <text:p text:style-name="P9">Да се състави програма с име FirstName_LastName_4.rb</text:p>
        </text:list-item>
        <text:list-item>
          <text:p text:style-name="P11">Програмата приема като аргумент Резултат </text:p>
        </text:list-item>
        <text:list-item>
          <text:p text:style-name="P9"><text:soft-page-break/>Програмата намира петимата играчи с най-малко загуби чиито резултат е по-голям от подадения.</text:p>
        </text:list-item>
        <text:list-item>
          <text:p text:style-name="P9">Тяхната статистика да се запише във нов файл, с името ""top.csv"". </text:p>
        </text:list-item>
        <text:list-item>
          <text:p text:style-name="P9">Играчите трябва да са сортирани по броя игри във възходящ ред. </text:p>
        </text:list-item>
        <text:list-item>
          <text:p text:style-name="P9">При наличието на втори аргумент, файлът трябва да съдържа не 5, а колкото е указано като аргумент брой играчи.</text:p>
        </text:list-item>
        <text:list-item>
          <text:p text:style-name="P9">В случай, че входният файл съдържа по-малко от указания брой играчи, то резултата трябва да съдържа всички играчи, отново сортирани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14" text:outline-level="10">Задача 4 (TaskNumber - 4)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Даден е csv документ (champs.csv) с колони: -Име -Клас -Дата -Цена. Да се реализира програма, която приема като първи аргумент името на csv файла от командния ред. </text:p>
        </text:list-item>
        <text:list-item>
          <text:p text:style-name="P9">Програмата да е с име FirstName_LastName_1.rb. Резултатът да се запише в изходен файл #{input_file)_result.csv. </text:p>
        </text:list-item>
        <text:list-item>
          <text:p text:style-name="P9">Да се обработи документът като се открият първият, десетия и последният излязъл герой (най-малка и най-голяма дата). </text:p>
        </text:list-item>
        <text:list-item>
          <text:p text:style-name="P9">Да се запишат трите открити реда с три колони Дата, Име, Цена, като резултатът е сортиран по колоната -Цена във възходящ ред. </text:p>
        </text:list-item>
        <text:list-item>
          <text:p text:style-name="P9">Колоната -Име трябва да бъде преработена така, че да изглежда като нормално име. </text:p>
        </text:list-item>
        <text:list-item>
          <text:p text:style-name="P11">Колоната -Дата трябва да бъде преработена така, че да изгледжа като нормална дата във формат ГГГГ-ММ-ДД.,master_test.r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bg" fo:country="BG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bg" fo:country="BG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space-before="1.3748in" text:min-label-width="0.1252in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space-before="2.8748in" text:min-label-width="0.1252in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language="bg" fo:country="BG"/>
    </style:style>
    <style:style style:name="M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language="bg" fo:country="BG"/>
    </style:style>
    <style:style style:name="MP3" style:family="paragraph" style:parent-style-name="Standard">
      <style:paragraph-properties fo:line-height="115%" fo:text-align="center" style:justify-single-word="false" fo:break-before="auto" fo:break-after="auto" fo:padding="0in" fo:border-left="none" fo:border-right="none" fo:border-top="none" fo:border-bottom="1.5pt solid #808080" style:writing-mode="lr-tb"/>
      <style:text-properties fo:language="bg" fo:country="BG"/>
    </style:style>
    <style:page-layout style:name="Mpm1">
      <style:page-layout-properties fo:page-width="8.5in" fo:page-height="11in" style:num-format="1" style:print-orientation="portrait" fo:margin-top="0.4917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Технологично училище “Електронни системи” към ТУ-София</text:p>
        <text:p text:style-name="MP2">www.elsys-bg.org</text:p>
        <text:p text:style-name="MP3">Кирил Митов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Kiril Mitov </dc:creator>
    <meta:editing-cycles>35</meta:editing-cycles>
    <dc:date>2014-01-23T07:29:27</dc:date>
    <meta:editing-duration>PT15M19S</meta:editing-duration>
    <meta:document-statistic meta:table-count="0" meta:image-count="0" meta:object-count="0" meta:page-count="2" meta:paragraph-count="40" meta:word-count="465" meta:character-count="3004" meta:non-whitespace-character-count="2592"/>
  </office:meta>
</office:document-meta>
</file>